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7.36pt"/>
    </style:style>
    <style:style style:name="co3" style:family="table-column">
      <style:table-column-properties fo:break-before="auto" style:column-width="575.86pt"/>
    </style:style>
    <style:style style:name="co4" style:family="table-column">
      <style:table-column-properties fo:break-before="auto" style:column-width="192.19pt"/>
    </style:style>
    <style:style style:name="co5" style:family="table-column">
      <style:table-column-properties fo:break-before="auto" style:column-width="320.34pt"/>
    </style:style>
    <style:style style:name="co6" style:family="table-column">
      <style:table-column-properties fo:break-before="auto" style:column-width="346.59pt"/>
    </style:style>
    <style:style style:name="co7" style:family="table-column">
      <style:table-column-properties fo:break-before="auto" style:column-width="190.66pt"/>
    </style:style>
    <style:style style:name="co8" style:family="table-column">
      <style:table-column-properties fo:break-before="auto" style:column-width="92.61pt"/>
    </style:style>
    <style:style style:name="co9" style:family="table-column">
      <style:table-column-properties fo:break-before="auto" style:column-width="87.99pt"/>
    </style:style>
    <style:style style:name="co10" style:family="table-column">
      <style:table-column-properties fo:break-before="auto" style:column-width="102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90.99pt" fo:break-before="auto" style:use-optimal-row-height="true"/>
    </style:style>
    <style:style style:name="ro5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99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Type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ype_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ltiple Choice</text:p>
          </table:table-cell>
        </table:table-row>
      </table:table>
      <table:table table:name="Topic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opic_ID</text:p>
          </table:table-cell>
          <table:table-cell office:value-type="string" calcext:value-type="string">
            <text:p>Top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istor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ersonalit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racleDB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phabet</text:p>
          </table:table-cell>
        </table:table-row>
      </table:table>
      <table:table table:name="Questions" table:style-name="ta1">
        <table:table-column table:style-name="co1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Type_ID</text:p>
          </table:table-cell>
          <table:table-cell office:value-type="string" calcext:value-type="string">
            <text:p>Topic_ID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George Washington was the first President of The United States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braham Lincoln was the 32<text:span text:style-name="T1">nd</text:span> President of The United States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ou feel its worse to be…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 friendships you’d rather have…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 everyday work you’d rather…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talking to strangers you speak…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with other people, you…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later it gets at a parties, the more you…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th friends and coworkers, you’re…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at a social event, you interact with…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and varied experiences with others…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fore a phone call you…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the doorbell rings you…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ich operator will be evaluated first in the following SELECT statement?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A user wants to remove the values present in column SALARY in the EMPLOYEES table for all employees who belong to DEPARTMENT_ID 90. <text:s/>Which SQL would accomplish the task?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ich function can possibly return a non-NULL value when one of the arguments is NULL?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ich datatype stores data outside the Oracle database?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 <text:s/>a minimum, how many join conditions should there be to avoid a Cartesian join if there are three tables in the FROM clause?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y does the following statement fail? <text:s/>‘CREATE TABLE FRUITS-N-VEGETABLES (NAME VARCHAR2 (40));’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ble CUSTOMERS has a column named CUST_ZIP which could be NULL. Which of the following functions include the NULL rows in its result?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ich option is not available in Oracle when modifying tables?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 ANSI SQL, a self-join can be represented by using which of the following? (Choose the best answer.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at will be result of trunc(2916.16, -1)?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w do you represent the following business rule in an ER diagram? ‘A customer may have one or more orders; an order must belong to one and only one customer.’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at order does Oracle use in resolving a table or view referenced in a SQL statement?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ich types of constraints can be created on a view?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at letter is this?</text:p>
          </table:table-cell>
        </table:table-row>
      </table:table>
      <table:table table:name="Answers" table:style-name="ta1">
        <table:table-column table:style-name="co1" table:default-cell-style-name="Default"/>
        <table:table-column table:style-name="co4" table:default-cell-style-name="ce3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Answ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“true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“false”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*</text:p>
          </table:table-cell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UPDATE EMPLOYEES SET SALARY NULL WHERE DEPARTMENT_ID =90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ONCA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FIL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he table name is invalid.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one of the abov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one of the abov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OIN … ON claus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910" calcext:value-type="float">
            <text:p>2910</text:p>
          </table:table-cell>
        </table:table-row>
        <table:table-row table:style-name="ro5">
          <table:table-cell office:value-type="float" office:value="26" calcext:value-type="float">
            <text:p>26</text:p>
          </table:table-cell>
          <table:table-cell office:value-type="string" calcext:value-type="string">
            <text:p>Singe solid line with a crowfoot at one end.</text:p>
          </table:table-cell>
        </table:table-row>
        <table:table-row table:style-name="ro5">
          <table:table-cell office:value-type="float" office:value="27" calcext:value-type="float">
            <text:p>27</text:p>
          </table:table-cell>
          <table:table-cell office:value-type="string" calcext:value-type="string">
            <text:p>Table/view within user’s schema, private synonym, public synonym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rimary key, foreign key, unique key</text:p>
          </table:table-cell>
        </table:table-row>
        <table:table-row table:style-name="ro1" table:number-rows-repeated="104855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Personality_point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Personality_KE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I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I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I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I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I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I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I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I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I</text:p>
          </table:table-cell>
        </table:table-row>
      </table:table>
      <table:table table:name="Multi_Choices" table:style-name="ta1">
        <table:table-column table:style-name="co1" table:default-cell-style-name="Default"/>
        <table:table-column table:style-name="co5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1" table:default-cell-style-name="ce3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Choice_1</text:p>
          </table:table-cell>
          <table:table-cell office:value-type="string" calcext:value-type="string">
            <text:p>Choice_2</text:p>
          </table:table-cell>
          <table:table-cell office:value-type="string" calcext:value-type="string">
            <text:p>Choice_3</text:p>
          </table:table-cell>
          <table:table-cell office:value-type="string" calcext:value-type="string">
            <text:p>Choice_4</text:p>
          </table:table-cell>
          <table:table-cell office:value-type="string" calcext:value-type="string">
            <text:p>Choice_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“true”</text:p>
          </table:table-cell>
          <table:table-cell table:style-name="ce4" office:value-type="string" calcext:value-type="string">
            <text:p>“false”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“true”</text:p>
          </table:table-cell>
          <table:table-cell table:style-name="ce4" office:value-type="string" calcext:value-type="string">
            <text:p>“false”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Out-going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antity over depth</text:p>
          </table:table-cell>
          <table:table-cell office:value-type="string" calcext:value-type="string">
            <text:p>Depth over quantity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alk to people face-to-face</text:p>
          </table:table-cell>
          <table:table-cell office:value-type="string" calcext:value-type="string">
            <text:p>Send an email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asily</text:p>
          </table:table-cell>
          <table:table-cell office:value-type="string" calcext:value-type="string">
            <text:p>Reservedly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art conversations</text:p>
          </table:table-cell>
          <table:table-cell office:value-type="string" calcext:value-type="string">
            <text:p>Wait for the right moment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ain energy and want to stay</text:p>
          </table:table-cell>
          <table:table-cell office:value-type="string" calcext:value-type="string">
            <text:p>Lose energy and want to leav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p to date on things</text:p>
          </table:table-cell>
          <table:table-cell office:value-type="string" calcext:value-type="string">
            <text:p>Out of date on things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s many people as possible</text:p>
          </table:table-cell>
          <table:table-cell office:value-type="string" calcext:value-type="string">
            <text:p>As few people as possible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nergizes you</text:p>
          </table:table-cell>
          <table:table-cell office:value-type="string" calcext:value-type="string">
            <text:p>Depletes you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on’t plan what to say</text:p>
          </table:table-cell>
          <table:table-cell office:value-type="string" calcext:value-type="string">
            <text:p>Practice what to say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ump to attention</text:p>
          </table:table-cell>
          <table:table-cell office:value-type="string" calcext:value-type="string">
            <text:p>Hunker down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ull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DELETE FROM EMPLOYEES (SALARY) WHERE DEPARTMENT_ID = 90;</text:p>
          </table:table-cell>
          <table:table-cell office:value-type="string" calcext:value-type="string">
            <text:p>INSERT INTO EMPLOYEES (SALARY) VALUES (NULL) WHERE DEPARTMENT_ID = 90;</text:p>
          </table:table-cell>
          <table:table-cell office:value-type="string" calcext:value-type="string">
            <text:p>UPDATE EMPLOYEES SET SALARY NULL WHERE DEPARTMENT_ID =90;</text:p>
          </table:table-cell>
          <table:table-cell office:value-type="string" calcext:value-type="string">
            <text:p>MERGE EMPLOYEES SET SALARY IS NULL WHERE DEPARTMENT_ID = 90;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ULLIF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CONCAT</text:p>
          </table:table-cell>
          <table:table-cell office:value-type="string" calcext:value-type="string">
            <text:p>INSTR</text:p>
          </table:table-cell>
          <table:table-cell office:value-type="string" calcext:value-type="string">
            <text:p>TA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ROWID</text:p>
          </table:table-cell>
          <table:table-cell office:value-type="string" calcext:value-type="string">
            <text:p>BFILE</text:p>
          </table:table-cell>
          <table:table-cell office:value-type="string" calcext:value-type="string">
            <text:p>BLOB</text:p>
          </table:table-cell>
          <table:table-cell office:value-type="string" calcext:value-type="string">
            <text:p>NCLOB</text:p>
          </table:table-cell>
          <table:table-cell office:value-type="string" calcext:value-type="string">
            <text:p>EXTERNA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re is no minimum</text:p>
          </table:table-cell>
          <table:table-cell office:value-type="string" calcext:value-type="string">
            <text:p>null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The table should have more than one column in its definition.</text:p>
          </table:table-cell>
          <table:table-cell office:value-type="string" calcext:value-type="string">
            <text:p>NAME is a reserved word, which cannot be used as a column name.</text:p>
          </table:table-cell>
          <table:table-cell office:value-type="string" calcext:value-type="string">
            <text:p>The table name is invalid.</text:p>
          </table:table-cell>
          <table:table-cell office:value-type="string" calcext:value-type="string">
            <text:p>Column length cannot exceed 30 characters.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OUNT (CUST_ZIP)</text:p>
          </table:table-cell>
          <table:table-cell office:value-type="string" calcext:value-type="string">
            <text:p>SUM (CUST_ZIP)</text:p>
          </table:table-cell>
          <table:table-cell office:value-type="string" calcext:value-type="string">
            <text:p>AVG (DISTINCT CUST_ZIP)</text:p>
          </table:table-cell>
          <table:table-cell office:value-type="string" calcext:value-type="string">
            <text:p>None of the abov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dd new columns</text:p>
          </table:table-cell>
          <table:table-cell office:value-type="string" calcext:value-type="string">
            <text:p>rename existing column</text:p>
          </table:table-cell>
          <table:table-cell office:value-type="string" calcext:value-type="string">
            <text:p>Drop existing column</text:p>
          </table:table-cell>
          <table:table-cell office:value-type="string" calcext:value-type="string">
            <text:p>None of the above</text:p>
          </table:table-cell>
          <table:table-cell office:value-type="string" calcext:value-type="string">
            <text:p>null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NATURAL JOIN clause</text:p>
          </table:table-cell>
          <table:table-cell office:value-type="string" calcext:value-type="string">
            <text:p>CROSS JOIN clause</text:p>
          </table:table-cell>
          <table:table-cell office:value-type="string" calcext:value-type="string">
            <text:p>JOIN … USING clause</text:p>
          </table:table-cell>
          <table:table-cell office:value-type="string" calcext:value-type="string">
            <text:p>JOIN … ON clause</text:p>
          </table:table-cell>
          <table:table-cell office:value-type="string" calcext:value-type="string">
            <text:p>All of the abov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916.2" calcext:value-type="float">
            <text:p>2916.2</text:p>
          </table:table-cell>
          <table:table-cell office:value-type="float" office:value="290" calcext:value-type="float">
            <text:p>290</text:p>
          </table:table-cell>
          <table:table-cell office:value-type="float" office:value="2916.1" calcext:value-type="float">
            <text:p>2916.1</text:p>
          </table:table-cell>
          <table:table-cell office:value-type="float" office:value="2900" calcext:value-type="float">
            <text:p>2900</text:p>
          </table:table-cell>
          <table:table-cell office:value-type="float" office:value="2910" calcext:value-type="float">
            <text:p>2910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Single solid line.</text:p>
          </table:table-cell>
          <table:table-cell office:value-type="string" calcext:value-type="string">
            <text:p>Single line that is solid at one end and dotted at another end.</text:p>
          </table:table-cell>
          <table:table-cell office:value-type="string" calcext:value-type="string">
            <text:p>Singe solid line with a crowfoot at one end.</text:p>
          </table:table-cell>
          <table:table-cell office:value-type="string" calcext:value-type="string">
            <text:p>The business rule cannot be represented in the ER diagram.</text:p>
          </table:table-cell>
          <table:table-cell office:value-type="string" calcext:value-type="string">
            <text:p>null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Table/view within user’s schema, public synonym, private synonym</text:p>
          </table:table-cell>
          <table:table-cell office:value-type="string" calcext:value-type="string">
            <text:p>Table/view within user’s schema, private synonym, public synonym</text:p>
          </table:table-cell>
          <table:table-cell office:value-type="string" calcext:value-type="string">
            <text:p>Public synonym, table/view within user’s schema, private synonym</text:p>
          </table:table-cell>
          <table:table-cell office:value-type="string" calcext:value-type="string">
            <text:p>Private synonym, public synonym, table/view within user’s schema</text:p>
          </table:table-cell>
          <table:table-cell office:value-type="string" calcext:value-type="string">
            <text:p>null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Check, NOT NULL</text:p>
          </table:table-cell>
          <table:table-cell office:value-type="string" calcext:value-type="string">
            <text:p>Primary key, foreign key, unique key</text:p>
          </table:table-cell>
          <table:table-cell office:value-type="string" calcext:value-type="string">
            <text:p>Check, NOT NULL, <text:s/>primary key, foreign key, unique key</text:p>
          </table:table-cell>
          <table:table-cell office:value-type="string" calcext:value-type="string">
            <text:p>No constraints can be created on a view.</text:p>
          </table:table-cell>
          <table:table-cell office:value-type="string" calcext:value-type="string">
            <text:p>null</text:p>
          </table:table-cell>
        </table:table-row>
        <table:table-row table:style-name="ro1" table:number-rows-repeated="104854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Alphabet_Images" table:style-name="ta1">
        <table:table-column table:style-name="co1" table:number-columns-repeated="2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mage_ID</text:p>
          </table:table-cell>
          <table:table-cell office:value-type="string" calcext:value-type="string">
            <text:p>Image_Path</text:p>
          </table:table-cell>
          <table:table-cell office:value-type="string" calcext:value-type="string">
            <text:p>Pronounciation_ID</text:p>
          </table:table-cell>
          <table:table-cell office:value-type="string" calcext:value-type="string">
            <text:p>Type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if.p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h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ah.png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yn.png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aad.png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al.png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hal.p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ah.png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hayn.png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a.pn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ah.pn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eem.pn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af.png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hah.p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am.png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eme.png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oon.png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qaf.png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a.png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ad.png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een.png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heen.png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aa.p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ah.p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hah.p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wah.png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zaa.png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zay.png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</table:table>
      <table:table table:name="Pronounciations" table:style-name="ta1"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pronounciation_ID</text:p>
          </table:table-cell>
          <table:table-cell office:value-type="string" calcext:value-type="string">
            <text:p>pronounciation_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i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a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ee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h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aa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ha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Zay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ee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hee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a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aa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Zah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y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hay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Qaf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alf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amb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eem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oo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Wah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Yah</text:p>
          </table:table-cell>
        </table:table-row>
      </table:table>
      <table:table table:name="Alphabet_TYPE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ype_ID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solat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2">00/00/0000</text:date>, <text:time style:data-style-name="N2" text:time-value="21:27:29.3937313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8T18:48:55.222115662</meta:creation-date>
    <dc:date>2020-11-22T21:52:40.754479179</dc:date>
    <meta:editing-duration>PT19H33M29S</meta:editing-duration>
    <meta:editing-cycles>36</meta:editing-cycles>
    <meta:generator>LibreOffice/6.0.7.3$Linux_X86_64 LibreOffice_project/00m0$Build-3</meta:generator>
    <meta:document-statistic meta:table-count="9" meta:cell-count="518" meta:object-count="0"/>
  </office:meta>
</office:document-meta>
</file>